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Ark_20_2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drR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Step</text:p>
          </table:table-cell>
          <table:table-cell table:style-name="ce5" office:value-type="string" calcext:value-type="string">
            <text:p>Nom</text:p>
          </table:table-cell>
          <table:table-cell table:style-name="ce7" office:value-type="string" calcext:value-type="string">
            <text:p>Rpd (ideal)</text:p>
          </table:table-cell>
          <table:table-cell table:style-name="ce2" office:value-type="string" calcext:value-type="string">
            <text:p>Rpd (E96)</text:p>
          </table:table-cell>
          <table:table-cell table:style-name="ce5" office:value-type="string" calcext:value-type="string">
            <text:p>Nom (E96)</text:p>
          </table:table-cell>
          <table:table-cell table:style-name="ce2" office:value-type="string" calcext:value-type="string">
            <text:p>Meas</text:p>
          </table:table-cell>
          <table:table-cell table:style-name="ce2" office:value-type="string" calcext:value-type="string">
            <text:p>LSB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formula="of:=1/32*([.A2]+0.5)" office:value-type="float" office:value="0.015625" calcext:value-type="float">
            <text:p>0.016</text:p>
          </table:table-cell>
          <table:table-cell table:style-name="ce8" table:formula="of:=10000*[.B2]/(1-[.B2])" office:value-type="float" office:value="158.730158730159" calcext:value-type="float">
            <text:p>158.7</text:p>
          </table:table-cell>
          <table:table-cell table:style-name="ce3" office:value-type="float" office:value="158" calcext:value-type="float">
            <text:p>158</text:p>
          </table:table-cell>
          <table:table-cell table:style-name="ce6" table:formula="of:=[.D2]/(10000+[.D2])" office:value-type="float" office:value="0.0155542429612128" calcext:value-type="float">
            <text:p>0.016</text:p>
          </table:table-cell>
          <table:table-cell table:style-name="ce9" table:formula="of:=[.E2]*32" office:value-type="float" office:value="0.497735774758811" calcext:value-type="float">
            <text:p>0.497735774758811</text:p>
          </table:table-cell>
          <table:table-cell table:style-name="ce9" table:formula="of:=COM.MICROSOFT.FLOOR([.E2]*4096;1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1/32*([.A3]+0.5)" office:value-type="float" office:value="0.046875" calcext:value-type="float">
            <text:p>0.047</text:p>
          </table:table-cell>
          <table:table-cell table:style-name="ce8" table:formula="of:=10000*[.B3]/(1-[.B3])" office:value-type="float" office:value="491.803278688525" calcext:value-type="float">
            <text:p>491.8</text:p>
          </table:table-cell>
          <table:table-cell table:style-name="ce3" office:value-type="float" office:value="487" calcext:value-type="float">
            <text:p>487</text:p>
          </table:table-cell>
          <table:table-cell table:style-name="ce6" table:formula="of:=[.D3]/(10000+[.D3])" office:value-type="float" office:value="0.0464384476017927" calcext:value-type="float">
            <text:p>0.046</text:p>
          </table:table-cell>
          <table:table-cell table:style-name="ce9" table:formula="of:=[.E3]*32" office:value-type="float" office:value="1.48603032325737" calcext:value-type="float">
            <text:p>1.48603032325737</text:p>
          </table:table-cell>
          <table:table-cell table:style-name="ce9" table:formula="of:=COM.MICROSOFT.FLOOR([.E3]*4096;1)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1/32*([.A4]+0.5)" office:value-type="float" office:value="0.078125" calcext:value-type="float">
            <text:p>0.078</text:p>
          </table:table-cell>
          <table:table-cell table:style-name="ce8" table:formula="of:=10000*[.B4]/(1-[.B4])" office:value-type="float" office:value="847.457627118644" calcext:value-type="float">
            <text:p>847.5</text:p>
          </table:table-cell>
          <table:table-cell table:style-name="ce3" office:value-type="float" office:value="845" calcext:value-type="float">
            <text:p>845</text:p>
          </table:table-cell>
          <table:table-cell table:style-name="ce6" table:formula="of:=[.D4]/(10000+[.D4])" office:value-type="float" office:value="0.0779160903642232" calcext:value-type="float">
            <text:p>0.078</text:p>
          </table:table-cell>
          <table:table-cell table:style-name="ce9" table:formula="of:=[.E4]*32" office:value-type="float" office:value="2.49331489165514" calcext:value-type="float">
            <text:p>2.49331489165514</text:p>
          </table:table-cell>
          <table:table-cell table:style-name="ce9" table:formula="of:=COM.MICROSOFT.FLOOR([.E4]*4096;1)" office:value-type="float" office:value="319" calcext:value-type="float">
            <text:p>319</text:p>
          </table:table-cell>
          <table:table-cell table:style-name="ce3" office:value-type="float" office:value="319" calcext:value-type="float">
            <text:p>319</text:p>
          </table:table-cell>
          <table:table-cell table:style-name="ce9" table:formula="of:=[.H4]/128" office:value-type="float" office:value="2.4921875" calcext:value-type="float">
            <text:p>2.4921875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1/32*([.A5]+0.5)" office:value-type="float" office:value="0.109375" calcext:value-type="float">
            <text:p>0.109</text:p>
          </table:table-cell>
          <table:table-cell table:style-name="ce8" table:formula="of:=10000*[.B5]/(1-[.B5])" office:value-type="float" office:value="1228.0701754386" calcext:value-type="float">
            <text:p>1228.1</text:p>
          </table:table-cell>
          <table:table-cell table:style-name="ce3" office:value-type="float" office:value="1240" calcext:value-type="float">
            <text:p>1240</text:p>
          </table:table-cell>
          <table:table-cell table:style-name="ce6" table:formula="of:=[.D5]/(10000+[.D5])" office:value-type="float" office:value="0.110320284697509" calcext:value-type="float">
            <text:p>0.110</text:p>
          </table:table-cell>
          <table:table-cell table:style-name="ce9" table:formula="of:=[.E5]*32" office:value-type="float" office:value="3.53024911032029" calcext:value-type="float">
            <text:p>3.53024911032029</text:p>
          </table:table-cell>
          <table:table-cell table:style-name="ce9" table:formula="of:=COM.MICROSOFT.FLOOR([.E5]*4096;1)" office:value-type="float" office:value="451" calcext:value-type="float">
            <text:p>451</text:p>
          </table:table-cell>
          <table:table-cell table:style-name="ce3" office:value-type="float" office:value="453" calcext:value-type="float">
            <text:p>453</text:p>
          </table:table-cell>
          <table:table-cell table:style-name="ce9" table:formula="of:=[.H5]/128" office:value-type="float" office:value="3.5390625" calcext:value-type="float">
            <text:p>3.5390625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1/32*([.A6]+0.5)" office:value-type="float" office:value="0.140625" calcext:value-type="float">
            <text:p>0.141</text:p>
          </table:table-cell>
          <table:table-cell table:style-name="ce8" table:formula="of:=10000*[.B6]/(1-[.B6])" office:value-type="float" office:value="1636.36363636364" calcext:value-type="float">
            <text:p>1636.4</text:p>
          </table:table-cell>
          <table:table-cell table:style-name="ce3" office:value-type="float" office:value="1650" calcext:value-type="float">
            <text:p>1650</text:p>
          </table:table-cell>
          <table:table-cell table:style-name="ce6" table:formula="of:=[.D6]/(10000+[.D6])" office:value-type="float" office:value="0.141630901287554" calcext:value-type="float">
            <text:p>0.142</text:p>
          </table:table-cell>
          <table:table-cell table:style-name="ce9" table:formula="of:=[.E6]*32" office:value-type="float" office:value="4.53218884120172" calcext:value-type="float">
            <text:p>4.53218884120172</text:p>
          </table:table-cell>
          <table:table-cell table:style-name="ce9" table:formula="of:=COM.MICROSOFT.FLOOR([.E6]*4096;1)" office:value-type="float" office:value="580" calcext:value-type="float">
            <text:p>580</text:p>
          </table:table-cell>
          <table:table-cell table:style-name="ce3" office:value-type="float" office:value="584" calcext:value-type="float">
            <text:p>584</text:p>
          </table:table-cell>
          <table:table-cell table:style-name="ce9" table:formula="of:=[.H6]/128" office:value-type="float" office:value="4.5625" calcext:value-type="float">
            <text:p>4.5625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1/32*([.A7]+0.5)" office:value-type="float" office:value="0.171875" calcext:value-type="float">
            <text:p>0.172</text:p>
          </table:table-cell>
          <table:table-cell table:style-name="ce8" table:formula="of:=10000*[.B7]/(1-[.B7])" office:value-type="float" office:value="2075.47169811321" calcext:value-type="float">
            <text:p>2075.5</text:p>
          </table:table-cell>
          <table:table-cell table:style-name="ce3" office:value-type="float" office:value="2100" calcext:value-type="float">
            <text:p>2100</text:p>
          </table:table-cell>
          <table:table-cell table:style-name="ce6" table:formula="of:=[.D7]/(10000+[.D7])" office:value-type="float" office:value="0.173553719008264" calcext:value-type="float">
            <text:p>0.174</text:p>
          </table:table-cell>
          <table:table-cell table:style-name="ce9" table:formula="of:=[.E7]*32" office:value-type="float" office:value="5.55371900826446" calcext:value-type="float">
            <text:p>5.55371900826446</text:p>
          </table:table-cell>
          <table:table-cell table:style-name="ce9" table:formula="of:=COM.MICROSOFT.FLOOR([.E7]*4096;1)" office:value-type="float" office:value="710" calcext:value-type="float">
            <text:p>710</text:p>
          </table:table-cell>
          <table:table-cell table:style-name="ce3" office:value-type="float" office:value="720" calcext:value-type="float">
            <text:p>720</text:p>
          </table:table-cell>
          <table:table-cell table:style-name="ce9" table:formula="of:=[.H7]/128" office:value-type="float" office:value="5.625" calcext:value-type="float">
            <text:p>5.625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1/32*([.A8]+0.5)" office:value-type="float" office:value="0.203125" calcext:value-type="float">
            <text:p>0.203</text:p>
          </table:table-cell>
          <table:table-cell table:style-name="ce8" table:formula="of:=10000*[.B8]/(1-[.B8])" office:value-type="float" office:value="2549.01960784314" calcext:value-type="float">
            <text:p>2549.0</text:p>
          </table:table-cell>
          <table:table-cell table:style-name="ce3" office:value-type="float" office:value="2550" calcext:value-type="float">
            <text:p>2550</text:p>
          </table:table-cell>
          <table:table-cell table:style-name="ce6" table:formula="of:=[.D8]/(10000+[.D8])" office:value-type="float" office:value="0.203187250996016" calcext:value-type="float">
            <text:p>0.203</text:p>
          </table:table-cell>
          <table:table-cell table:style-name="ce9" table:formula="of:=[.E8]*32" office:value-type="float" office:value="6.50199203187251" calcext:value-type="float">
            <text:p>6.50199203187251</text:p>
          </table:table-cell>
          <table:table-cell table:style-name="ce9" table:formula="of:=COM.MICROSOFT.FLOOR([.E8]*4096;1)" office:value-type="float" office:value="832" calcext:value-type="float">
            <text:p>832</text:p>
          </table:table-cell>
          <table:table-cell table:style-name="ce3" office:value-type="float" office:value="830" calcext:value-type="float">
            <text:p>830</text:p>
          </table:table-cell>
          <table:table-cell table:style-name="ce9" table:formula="of:=[.H8]/128" office:value-type="float" office:value="6.484375" calcext:value-type="float">
            <text:p>6.484375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1/32*([.A9]+0.5)" office:value-type="float" office:value="0.234375" calcext:value-type="float">
            <text:p>0.234</text:p>
          </table:table-cell>
          <table:table-cell table:style-name="ce8" table:formula="of:=10000*[.B9]/(1-[.B9])" office:value-type="float" office:value="3061.22448979592" calcext:value-type="float">
            <text:p>3061.2</text:p>
          </table:table-cell>
          <table:table-cell table:style-name="ce3" office:value-type="float" office:value="3090" calcext:value-type="float">
            <text:p>3090</text:p>
          </table:table-cell>
          <table:table-cell table:style-name="ce6" table:formula="of:=[.D9]/(10000+[.D9])" office:value-type="float" office:value="0.236058059587471" calcext:value-type="float">
            <text:p>0.236</text:p>
          </table:table-cell>
          <table:table-cell table:style-name="ce9" table:formula="of:=[.E9]*32" office:value-type="float" office:value="7.55385790679908" calcext:value-type="float">
            <text:p>7.55385790679908</text:p>
          </table:table-cell>
          <table:table-cell table:style-name="ce9" table:formula="of:=COM.MICROSOFT.FLOOR([.E9]*4096;1)" office:value-type="float" office:value="966" calcext:value-type="float">
            <text:p>966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1/32*([.A10]+0.5)" office:value-type="float" office:value="0.265625" calcext:value-type="float">
            <text:p>0.266</text:p>
          </table:table-cell>
          <table:table-cell table:style-name="ce8" table:formula="of:=10000*[.B10]/(1-[.B10])" office:value-type="float" office:value="3617.02127659575" calcext:value-type="float">
            <text:p>3617.0</text:p>
          </table:table-cell>
          <table:table-cell table:style-name="ce3" office:value-type="float" office:value="3650" calcext:value-type="float">
            <text:p>3650</text:p>
          </table:table-cell>
          <table:table-cell table:style-name="ce6" table:formula="of:=[.D10]/(10000+[.D10])" office:value-type="float" office:value="0.267399267399267" calcext:value-type="float">
            <text:p>0.267</text:p>
          </table:table-cell>
          <table:table-cell table:style-name="ce9" table:formula="of:=[.E10]*32" office:value-type="float" office:value="8.55677655677656" calcext:value-type="float">
            <text:p>8.55677655677656</text:p>
          </table:table-cell>
          <table:table-cell table:style-name="ce9" table:formula="of:=COM.MICROSOFT.FLOOR([.E10]*4096;1)" office:value-type="float" office:value="1095" calcext:value-type="float">
            <text:p>1095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1/32*([.A11]+0.5)" office:value-type="float" office:value="0.296875" calcext:value-type="float">
            <text:p>0.297</text:p>
          </table:table-cell>
          <table:table-cell table:style-name="ce8" table:formula="of:=10000*[.B11]/(1-[.B11])" office:value-type="float" office:value="4222.22222222222" calcext:value-type="float">
            <text:p>4222.2</text:p>
          </table:table-cell>
          <table:table-cell table:style-name="ce3" office:value-type="float" office:value="4220" calcext:value-type="float">
            <text:p>4220</text:p>
          </table:table-cell>
          <table:table-cell table:style-name="ce6" table:formula="of:=[.D11]/(10000+[.D11])" office:value-type="float" office:value="0.29676511954993" calcext:value-type="float">
            <text:p>0.297</text:p>
          </table:table-cell>
          <table:table-cell table:style-name="ce9" table:formula="of:=[.E11]*32" office:value-type="float" office:value="9.49648382559775" calcext:value-type="float">
            <text:p>9.49648382559775</text:p>
          </table:table-cell>
          <table:table-cell table:style-name="ce9" table:formula="of:=COM.MICROSOFT.FLOOR([.E11]*4096;1)" office:value-type="float" office:value="1215" calcext:value-type="float">
            <text:p>1215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1/32*([.A12]+0.5)" office:value-type="float" office:value="0.328125" calcext:value-type="float">
            <text:p>0.328</text:p>
          </table:table-cell>
          <table:table-cell table:style-name="ce8" table:formula="of:=10000*[.B12]/(1-[.B12])" office:value-type="float" office:value="4883.72093023256" calcext:value-type="float">
            <text:p>4883.7</text:p>
          </table:table-cell>
          <table:table-cell table:style-name="ce3" office:value-type="float" office:value="4870" calcext:value-type="float">
            <text:p>4870</text:p>
          </table:table-cell>
          <table:table-cell table:style-name="ce6" table:formula="of:=[.D12]/(10000+[.D12])" office:value-type="float" office:value="0.327505043712172" calcext:value-type="float">
            <text:p>0.328</text:p>
          </table:table-cell>
          <table:table-cell table:style-name="ce9" table:formula="of:=[.E12]*32" office:value-type="float" office:value="10.4801613987895" calcext:value-type="float">
            <text:p>10.4801613987895</text:p>
          </table:table-cell>
          <table:table-cell table:style-name="ce9" table:formula="of:=COM.MICROSOFT.FLOOR([.E12]*4096;1)" office:value-type="float" office:value="1341" calcext:value-type="float">
            <text:p>1341</text:p>
          </table:table-cell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1/32*([.A13]+0.5)" office:value-type="float" office:value="0.359375" calcext:value-type="float">
            <text:p>0.359</text:p>
          </table:table-cell>
          <table:table-cell table:style-name="ce8" table:formula="of:=10000*[.B13]/(1-[.B13])" office:value-type="float" office:value="5609.75609756098" calcext:value-type="float">
            <text:p>5609.8</text:p>
          </table:table-cell>
          <table:table-cell table:style-name="ce3" office:value-type="float" office:value="5620" calcext:value-type="float">
            <text:p>5620</text:p>
          </table:table-cell>
          <table:table-cell table:style-name="ce6" table:formula="of:=[.D13]/(10000+[.D13])" office:value-type="float" office:value="0.359795134443022" calcext:value-type="float">
            <text:p>0.360</text:p>
          </table:table-cell>
          <table:table-cell table:style-name="ce9" table:formula="of:=[.E13]*32" office:value-type="float" office:value="11.5134443021767" calcext:value-type="float">
            <text:p>11.5134443021767</text:p>
          </table:table-cell>
          <table:table-cell table:style-name="ce9" table:formula="of:=COM.MICROSOFT.FLOOR([.E13]*4096;1)" office:value-type="float" office:value="1473" calcext:value-type="float">
            <text:p>1473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1/32*([.A14]+0.5)" office:value-type="float" office:value="0.390625" calcext:value-type="float">
            <text:p>0.391</text:p>
          </table:table-cell>
          <table:table-cell table:style-name="ce8" table:formula="of:=10000*[.B14]/(1-[.B14])" office:value-type="float" office:value="6410.25641025641" calcext:value-type="float">
            <text:p>6410.3</text:p>
          </table:table-cell>
          <table:table-cell table:style-name="ce3" office:value-type="float" office:value="6340" calcext:value-type="float">
            <text:p>6340</text:p>
          </table:table-cell>
          <table:table-cell table:style-name="ce6" table:formula="of:=[.D14]/(10000+[.D14])" office:value-type="float" office:value="0.388004895960832" calcext:value-type="float">
            <text:p>0.388</text:p>
          </table:table-cell>
          <table:table-cell table:style-name="ce9" table:formula="of:=[.E14]*32" office:value-type="float" office:value="12.4161566707466" calcext:value-type="float">
            <text:p>12.4161566707466</text:p>
          </table:table-cell>
          <table:table-cell table:style-name="ce9" table:formula="of:=COM.MICROSOFT.FLOOR([.E14]*4096;1)" office:value-type="float" office:value="1589" calcext:value-type="float">
            <text:p>1589</text:p>
          </table:table-cell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1/32*([.A15]+0.5)" office:value-type="float" office:value="0.421875" calcext:value-type="float">
            <text:p>0.422</text:p>
          </table:table-cell>
          <table:table-cell table:style-name="ce8" table:formula="of:=10000*[.B15]/(1-[.B15])" office:value-type="float" office:value="7297.2972972973" calcext:value-type="float">
            <text:p>7297.3</text:p>
          </table:table-cell>
          <table:table-cell table:style-name="ce3" office:value-type="float" office:value="7320" calcext:value-type="float">
            <text:p>7320</text:p>
          </table:table-cell>
          <table:table-cell table:style-name="ce6" table:formula="of:=[.D15]/(10000+[.D15])" office:value-type="float" office:value="0.422632794457275" calcext:value-type="float">
            <text:p>0.423</text:p>
          </table:table-cell>
          <table:table-cell table:style-name="ce9" table:formula="of:=[.E15]*32" office:value-type="float" office:value="13.5242494226328" calcext:value-type="float">
            <text:p>13.5242494226328</text:p>
          </table:table-cell>
          <table:table-cell table:style-name="ce9" table:formula="of:=COM.MICROSOFT.FLOOR([.E15]*4096;1)" office:value-type="float" office:value="1731" calcext:value-type="float">
            <text:p>1731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1/32*([.A16]+0.5)" office:value-type="float" office:value="0.453125" calcext:value-type="float">
            <text:p>0.453</text:p>
          </table:table-cell>
          <table:table-cell table:style-name="ce8" table:formula="of:=10000*[.B16]/(1-[.B16])" office:value-type="float" office:value="8285.71428571429" calcext:value-type="float">
            <text:p>8285.7</text:p>
          </table:table-cell>
          <table:table-cell table:style-name="ce3" office:value-type="float" office:value="8250" calcext:value-type="float">
            <text:p>8250</text:p>
          </table:table-cell>
          <table:table-cell table:style-name="ce6" table:formula="of:=[.D16]/(10000+[.D16])" office:value-type="float" office:value="0.452054794520548" calcext:value-type="float">
            <text:p>0.452</text:p>
          </table:table-cell>
          <table:table-cell table:style-name="ce9" table:formula="of:=[.E16]*32" office:value-type="float" office:value="14.4657534246575" calcext:value-type="float">
            <text:p>14.4657534246575</text:p>
          </table:table-cell>
          <table:table-cell table:style-name="ce9" table:formula="of:=COM.MICROSOFT.FLOOR([.E16]*4096;1)" office:value-type="float" office:value="1851" calcext:value-type="float">
            <text:p>1851</text:p>
          </table:table-cell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1/32*([.A17]+0.5)" office:value-type="float" office:value="0.484375" calcext:value-type="float">
            <text:p>0.484</text:p>
          </table:table-cell>
          <table:table-cell table:style-name="ce8" table:formula="of:=10000*[.B17]/(1-[.B17])" office:value-type="float" office:value="9393.93939393939" calcext:value-type="float">
            <text:p>9393.9</text:p>
          </table:table-cell>
          <table:table-cell table:style-name="ce3" office:value-type="float" office:value="9310" calcext:value-type="float">
            <text:p>9310</text:p>
          </table:table-cell>
          <table:table-cell table:style-name="ce6" table:formula="of:=[.D17]/(10000+[.D17])" office:value-type="float" office:value="0.482133609528742" calcext:value-type="float">
            <text:p>0.482</text:p>
          </table:table-cell>
          <table:table-cell table:style-name="ce9" table:formula="of:=[.E17]*32" office:value-type="float" office:value="15.4282755049197" calcext:value-type="float">
            <text:p>15.4282755049197</text:p>
          </table:table-cell>
          <table:table-cell table:style-name="ce9" table:formula="of:=COM.MICROSOFT.FLOOR([.E17]*4096;1)" office:value-type="float" office:value="1974" calcext:value-type="float">
            <text:p>1974</text:p>
          </table:table-cell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1/32*([.A18]+0.5)" office:value-type="float" office:value="0.515625" calcext:value-type="float">
            <text:p>0.516</text:p>
          </table:table-cell>
          <table:table-cell table:style-name="ce8" table:formula="of:=10000*[.B18]/(1-[.B18])" office:value-type="float" office:value="10645.1612903226" calcext:value-type="float">
            <text:p>10645.2</text:p>
          </table:table-cell>
          <table:table-cell table:style-name="ce3" office:value-type="float" office:value="10700" calcext:value-type="float">
            <text:p>10700</text:p>
          </table:table-cell>
          <table:table-cell table:style-name="ce6" table:formula="of:=[.D18]/(10000+[.D18])" office:value-type="float" office:value="0.516908212560386" calcext:value-type="float">
            <text:p>0.517</text:p>
          </table:table-cell>
          <table:table-cell table:style-name="ce9" table:formula="of:=[.E18]*32" office:value-type="float" office:value="16.5410628019324" calcext:value-type="float">
            <text:p>16.5410628019324</text:p>
          </table:table-cell>
          <table:table-cell table:style-name="ce9" table:formula="of:=COM.MICROSOFT.FLOOR([.E18]*4096;1)" office:value-type="float" office:value="2117" calcext:value-type="float">
            <text:p>2117</text:p>
          </table:table-cell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1/32*([.A19]+0.5)" office:value-type="float" office:value="0.546875" calcext:value-type="float">
            <text:p>0.547</text:p>
          </table:table-cell>
          <table:table-cell table:style-name="ce8" table:formula="of:=10000*[.B19]/(1-[.B19])" office:value-type="float" office:value="12068.9655172414" calcext:value-type="float">
            <text:p>12069.0</text:p>
          </table:table-cell>
          <table:table-cell/>
          <table:table-cell table:style-name="ce6" table:formula="of:=[.D19]/(10000+[.D19])" office:value-type="float" office:value="0" calcext:value-type="float">
            <text:p>0.000</text:p>
          </table:table-cell>
          <table:table-cell table:style-name="ce9" table:formula="of:=[.E19]*32" office:value-type="float" office:value="0" calcext:value-type="float">
            <text:p>0</text:p>
          </table:table-cell>
          <table:table-cell table:style-name="ce9" table:formula="of:=COM.MICROSOFT.FLOOR([.E19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1/32*([.A20]+0.5)" office:value-type="float" office:value="0.578125" calcext:value-type="float">
            <text:p>0.578</text:p>
          </table:table-cell>
          <table:table-cell table:style-name="ce8" table:formula="of:=10000*[.B20]/(1-[.B20])" office:value-type="float" office:value="13703.7037037037" calcext:value-type="float">
            <text:p>13703.7</text:p>
          </table:table-cell>
          <table:table-cell/>
          <table:table-cell table:style-name="ce6" table:formula="of:=[.D20]/(10000+[.D20])" office:value-type="float" office:value="0" calcext:value-type="float">
            <text:p>0.000</text:p>
          </table:table-cell>
          <table:table-cell table:style-name="ce9" table:formula="of:=[.E20]*32" office:value-type="float" office:value="0" calcext:value-type="float">
            <text:p>0</text:p>
          </table:table-cell>
          <table:table-cell table:style-name="ce9" table:formula="of:=COM.MICROSOFT.FLOOR([.E20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1/32*([.A21]+0.5)" office:value-type="float" office:value="0.609375" calcext:value-type="float">
            <text:p>0.609</text:p>
          </table:table-cell>
          <table:table-cell table:style-name="ce8" table:formula="of:=10000*[.B21]/(1-[.B21])" office:value-type="float" office:value="15600" calcext:value-type="float">
            <text:p>15600.0</text:p>
          </table:table-cell>
          <table:table-cell/>
          <table:table-cell table:style-name="ce6" table:formula="of:=[.D21]/(10000+[.D21])" office:value-type="float" office:value="0" calcext:value-type="float">
            <text:p>0.000</text:p>
          </table:table-cell>
          <table:table-cell table:style-name="ce9" table:formula="of:=[.E21]*32" office:value-type="float" office:value="0" calcext:value-type="float">
            <text:p>0</text:p>
          </table:table-cell>
          <table:table-cell table:style-name="ce9" table:formula="of:=COM.MICROSOFT.FLOOR([.E21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1/32*([.A22]+0.5)" office:value-type="float" office:value="0.640625" calcext:value-type="float">
            <text:p>0.641</text:p>
          </table:table-cell>
          <table:table-cell table:style-name="ce8" table:formula="of:=10000*[.B22]/(1-[.B22])" office:value-type="float" office:value="17826.0869565217" calcext:value-type="float">
            <text:p>17826.1</text:p>
          </table:table-cell>
          <table:table-cell/>
          <table:table-cell table:style-name="ce6" table:formula="of:=[.D22]/(10000+[.D22])" office:value-type="float" office:value="0" calcext:value-type="float">
            <text:p>0.000</text:p>
          </table:table-cell>
          <table:table-cell table:style-name="ce9" table:formula="of:=[.E22]*32" office:value-type="float" office:value="0" calcext:value-type="float">
            <text:p>0</text:p>
          </table:table-cell>
          <table:table-cell table:style-name="ce9" table:formula="of:=COM.MICROSOFT.FLOOR([.E22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1/32*([.A23]+0.5)" office:value-type="float" office:value="0.671875" calcext:value-type="float">
            <text:p>0.672</text:p>
          </table:table-cell>
          <table:table-cell table:style-name="ce8" table:formula="of:=10000*[.B23]/(1-[.B23])" office:value-type="float" office:value="20476.1904761905" calcext:value-type="float">
            <text:p>20476.2</text:p>
          </table:table-cell>
          <table:table-cell/>
          <table:table-cell table:style-name="ce6" table:formula="of:=[.D23]/(10000+[.D23])" office:value-type="float" office:value="0" calcext:value-type="float">
            <text:p>0.000</text:p>
          </table:table-cell>
          <table:table-cell table:style-name="ce9" table:formula="of:=[.E23]*32" office:value-type="float" office:value="0" calcext:value-type="float">
            <text:p>0</text:p>
          </table:table-cell>
          <table:table-cell table:style-name="ce9" table:formula="of:=COM.MICROSOFT.FLOOR([.E23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1/32*([.A24]+0.5)" office:value-type="float" office:value="0.703125" calcext:value-type="float">
            <text:p>0.703</text:p>
          </table:table-cell>
          <table:table-cell table:style-name="ce8" table:formula="of:=10000*[.B24]/(1-[.B24])" office:value-type="float" office:value="23684.2105263158" calcext:value-type="float">
            <text:p>23684.2</text:p>
          </table:table-cell>
          <table:table-cell/>
          <table:table-cell table:style-name="ce6" table:formula="of:=[.D24]/(10000+[.D24])" office:value-type="float" office:value="0" calcext:value-type="float">
            <text:p>0.000</text:p>
          </table:table-cell>
          <table:table-cell table:style-name="ce9" table:formula="of:=[.E24]*32" office:value-type="float" office:value="0" calcext:value-type="float">
            <text:p>0</text:p>
          </table:table-cell>
          <table:table-cell table:style-name="ce9" table:formula="of:=COM.MICROSOFT.FLOOR([.E24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1/32*([.A25]+0.5)" office:value-type="float" office:value="0.734375" calcext:value-type="float">
            <text:p>0.734</text:p>
          </table:table-cell>
          <table:table-cell table:style-name="ce8" table:formula="of:=10000*[.B25]/(1-[.B25])" office:value-type="float" office:value="27647.0588235294" calcext:value-type="float">
            <text:p>27647.1</text:p>
          </table:table-cell>
          <table:table-cell/>
          <table:table-cell table:style-name="ce6" table:formula="of:=[.D25]/(10000+[.D25])" office:value-type="float" office:value="0" calcext:value-type="float">
            <text:p>0.000</text:p>
          </table:table-cell>
          <table:table-cell table:style-name="ce9" table:formula="of:=[.E25]*32" office:value-type="float" office:value="0" calcext:value-type="float">
            <text:p>0</text:p>
          </table:table-cell>
          <table:table-cell table:style-name="ce9" table:formula="of:=COM.MICROSOFT.FLOOR([.E25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1/32*([.A26]+0.5)" office:value-type="float" office:value="0.765625" calcext:value-type="float">
            <text:p>0.766</text:p>
          </table:table-cell>
          <table:table-cell table:style-name="ce8" table:formula="of:=10000*[.B26]/(1-[.B26])" office:value-type="float" office:value="32666.6666666667" calcext:value-type="float">
            <text:p>32666.7</text:p>
          </table:table-cell>
          <table:table-cell/>
          <table:table-cell table:style-name="ce6" table:formula="of:=[.D26]/(10000+[.D26])" office:value-type="float" office:value="0" calcext:value-type="float">
            <text:p>0.000</text:p>
          </table:table-cell>
          <table:table-cell table:style-name="ce9" table:formula="of:=[.E26]*32" office:value-type="float" office:value="0" calcext:value-type="float">
            <text:p>0</text:p>
          </table:table-cell>
          <table:table-cell table:style-name="ce9" table:formula="of:=COM.MICROSOFT.FLOOR([.E26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table:formula="of:=1/32*([.A27]+0.5)" office:value-type="float" office:value="0.796875" calcext:value-type="float">
            <text:p>0.797</text:p>
          </table:table-cell>
          <table:table-cell table:style-name="ce8" table:formula="of:=10000*[.B27]/(1-[.B27])" office:value-type="float" office:value="39230.7692307692" calcext:value-type="float">
            <text:p>39230.8</text:p>
          </table:table-cell>
          <table:table-cell/>
          <table:table-cell table:style-name="ce6" table:formula="of:=[.D27]/(10000+[.D27])" office:value-type="float" office:value="0" calcext:value-type="float">
            <text:p>0.000</text:p>
          </table:table-cell>
          <table:table-cell table:style-name="ce9" table:formula="of:=[.E27]*32" office:value-type="float" office:value="0" calcext:value-type="float">
            <text:p>0</text:p>
          </table:table-cell>
          <table:table-cell table:style-name="ce9" table:formula="of:=COM.MICROSOFT.FLOOR([.E27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table:formula="of:=1/32*([.A28]+0.5)" office:value-type="float" office:value="0.828125" calcext:value-type="float">
            <text:p>0.828</text:p>
          </table:table-cell>
          <table:table-cell table:style-name="ce8" table:formula="of:=10000*[.B28]/(1-[.B28])" office:value-type="float" office:value="48181.8181818182" calcext:value-type="float">
            <text:p>48181.8</text:p>
          </table:table-cell>
          <table:table-cell/>
          <table:table-cell table:style-name="ce6" table:formula="of:=[.D28]/(10000+[.D28])" office:value-type="float" office:value="0" calcext:value-type="float">
            <text:p>0.000</text:p>
          </table:table-cell>
          <table:table-cell table:style-name="ce9" table:formula="of:=[.E28]*32" office:value-type="float" office:value="0" calcext:value-type="float">
            <text:p>0</text:p>
          </table:table-cell>
          <table:table-cell table:style-name="ce9" table:formula="of:=COM.MICROSOFT.FLOOR([.E28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table:formula="of:=1/32*([.A29]+0.5)" office:value-type="float" office:value="0.859375" calcext:value-type="float">
            <text:p>0.859</text:p>
          </table:table-cell>
          <table:table-cell table:style-name="ce8" table:formula="of:=10000*[.B29]/(1-[.B29])" office:value-type="float" office:value="61111.1111111111" calcext:value-type="float">
            <text:p>61111.1</text:p>
          </table:table-cell>
          <table:table-cell/>
          <table:table-cell table:style-name="ce6" table:formula="of:=[.D29]/(10000+[.D29])" office:value-type="float" office:value="0" calcext:value-type="float">
            <text:p>0.000</text:p>
          </table:table-cell>
          <table:table-cell table:style-name="ce9" table:formula="of:=[.E29]*32" office:value-type="float" office:value="0" calcext:value-type="float">
            <text:p>0</text:p>
          </table:table-cell>
          <table:table-cell table:style-name="ce9" table:formula="of:=COM.MICROSOFT.FLOOR([.E29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table:formula="of:=1/32*([.A30]+0.5)" office:value-type="float" office:value="0.890625" calcext:value-type="float">
            <text:p>0.891</text:p>
          </table:table-cell>
          <table:table-cell table:style-name="ce8" table:formula="of:=10000*[.B30]/(1-[.B30])" office:value-type="float" office:value="81428.5714285714" calcext:value-type="float">
            <text:p>81428.6</text:p>
          </table:table-cell>
          <table:table-cell/>
          <table:table-cell table:style-name="ce6" table:formula="of:=[.D30]/(10000+[.D30])" office:value-type="float" office:value="0" calcext:value-type="float">
            <text:p>0.000</text:p>
          </table:table-cell>
          <table:table-cell table:style-name="ce9" table:formula="of:=[.E30]*32" office:value-type="float" office:value="0" calcext:value-type="float">
            <text:p>0</text:p>
          </table:table-cell>
          <table:table-cell table:style-name="ce9" table:formula="of:=COM.MICROSOFT.FLOOR([.E30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table:formula="of:=1/32*([.A31]+0.5)" office:value-type="float" office:value="0.921875" calcext:value-type="float">
            <text:p>0.922</text:p>
          </table:table-cell>
          <table:table-cell table:style-name="ce8" table:formula="of:=10000*[.B31]/(1-[.B31])" office:value-type="float" office:value="118000" calcext:value-type="float">
            <text:p>118000.0</text:p>
          </table:table-cell>
          <table:table-cell/>
          <table:table-cell table:style-name="ce6" table:formula="of:=[.D31]/(10000+[.D31])" office:value-type="float" office:value="0" calcext:value-type="float">
            <text:p>0.000</text:p>
          </table:table-cell>
          <table:table-cell table:style-name="ce9" table:formula="of:=[.E31]*32" office:value-type="float" office:value="0" calcext:value-type="float">
            <text:p>0</text:p>
          </table:table-cell>
          <table:table-cell table:style-name="ce9" table:formula="of:=COM.MICROSOFT.FLOOR([.E31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1/32*([.A32]+0.5)" office:value-type="float" office:value="0.953125" calcext:value-type="float">
            <text:p>0.953</text:p>
          </table:table-cell>
          <table:table-cell table:style-name="ce8" table:formula="of:=10000*[.B32]/(1-[.B32])" office:value-type="float" office:value="203333.333333333" calcext:value-type="float">
            <text:p>203333.3</text:p>
          </table:table-cell>
          <table:table-cell/>
          <table:table-cell table:style-name="ce6" table:formula="of:=[.D32]/(10000+[.D32])" office:value-type="float" office:value="0" calcext:value-type="float">
            <text:p>0.000</text:p>
          </table:table-cell>
          <table:table-cell table:style-name="ce9" table:formula="of:=[.E32]*32" office:value-type="float" office:value="0" calcext:value-type="float">
            <text:p>0</text:p>
          </table:table-cell>
          <table:table-cell table:style-name="ce9" table:formula="of:=COM.MICROSOFT.FLOOR([.E32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table:formula="of:=1/32*([.A33]+0.5)" office:value-type="float" office:value="0.984375" calcext:value-type="float">
            <text:p>0.984</text:p>
          </table:table-cell>
          <table:table-cell table:style-name="ce8" table:formula="of:=10000*[.B33]/(1-[.B33])" office:value-type="float" office:value="630000" calcext:value-type="float">
            <text:p>630000.0</text:p>
          </table:table-cell>
          <table:table-cell/>
          <table:table-cell table:style-name="ce6" table:formula="of:=[.D33]/(10000+[.D33])" office:value-type="float" office:value="0" calcext:value-type="float">
            <text:p>0.000</text:p>
          </table:table-cell>
          <table:table-cell table:style-name="ce9" table:formula="of:=[.E33]*32" office:value-type="float" office:value="0" calcext:value-type="float">
            <text:p>0</text:p>
          </table:table-cell>
          <table:table-cell table:style-name="ce9" table:formula="of:=COM.MICROSOFT.FLOOR([.E33]*4096;1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967">
          <table:table-cell/>
          <table:table-cell table:style-name="ce6"/>
          <table:table-cell table:style-name="ce8"/>
          <table:table-cell/>
          <table:table-cell table:style-name="ce6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41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k_20_2" style:display-name="PageStyle_Ark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dc:date>2025-01-18T19:12:46.554993996</dc:date>
    <meta:editing-duration>PT41M28S</meta:editing-duration>
    <meta:editing-cycles>1</meta:editing-cycles>
    <meta:document-statistic meta:table-count="1" meta:cell-count="226" meta:object-count="0"/>
  </office:meta>
</office:document-meta>
</file>